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NationTypeNames" style:family="table">
      <style:table-properties style:width="17cm" table:align="margins"/>
    </style:style>
    <style:style style:name="NationTypeNames.A" style:family="table-column">
      <style:table-column-properties style:column-width="2.249cm" style:rel-column-width="8669*"/>
    </style:style>
    <style:style style:name="NationTypeNames.B" style:family="table-column">
      <style:table-column-properties style:column-width="1.42cm" style:rel-column-width="5473*"/>
    </style:style>
    <style:style style:name="NationTypeNames.C" style:family="table-column">
      <style:table-column-properties style:column-width="3.15cm" style:rel-column-width="12144*"/>
    </style:style>
    <style:style style:name="NationTypeNames.D" style:family="table-column">
      <style:table-column-properties style:column-width="1.984cm" style:rel-column-width="7649*"/>
    </style:style>
    <style:style style:name="NationTypeNames.E" style:family="table-column">
      <style:table-column-properties style:column-width="8.197cm" style:rel-column-width="31600*"/>
    </style:style>
    <style:style style:name="NationTypeNam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NationTypeNames.E1" style:family="table-cell">
      <style:table-cell-properties fo:padding="0.097cm" fo:border="0.002cm solid #000000"/>
    </style:style>
    <style:style style:name="NationTypeNames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NationTypeNames.E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526cm" style:rel-column-width="9737*"/>
    </style:style>
    <style:style style:name="表格1.B" style:family="table-column">
      <style:table-column-properties style:column-width="1.55cm" style:rel-column-width="5976*"/>
    </style:style>
    <style:style style:name="表格1.C" style:family="table-column">
      <style:table-column-properties style:column-width="1.924cm" style:rel-column-width="7418*"/>
    </style:style>
    <style:style style:name="表格1.D" style:family="table-column">
      <style:table-column-properties style:column-width="11cm" style:rel-column-width="42404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D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style style:name="P3" style:family="paragraph" style:parent-style-name="Standard">
      <style:text-properties style:font-name-asian="標楷體"/>
    </style:style>
    <style:style style:name="P4" style:family="paragraph" style:parent-style-name="Standard">
      <style:text-properties style:font-name-asian="標楷體" style:language-asian="zh" style:country-asian="TW"/>
    </style:style>
    <style:style style:name="P5" style:family="paragraph" style:parent-style-name="Standard">
      <style:text-properties style:font-name="Courier New" fo:font-size="8pt" style:font-name-asian="Courier New" style:font-size-asian="8pt" style:font-size-complex="8pt"/>
    </style:style>
    <style:style style:name="P6" style:family="paragraph" style:parent-style-name="Standard">
      <style:text-properties style:font-name="標楷體" fo:font-size="8pt" style:font-name-asian="標楷體" style:font-size-asian="8pt" style:language-asian="zh" style:country-asian="TW" style:font-size-complex="8pt"/>
    </style:style>
    <style:style style:name="P7" style:family="paragraph" style:parent-style-name="Heading">
      <style:paragraph-properties fo:text-align="center" style:justify-single-word="false"/>
      <style:text-properties fo:font-size="24pt" style:font-name-asian="標楷體" style:font-size-asian="24pt" style:font-size-complex="24pt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style:font-name-asian="標楷體" style:font-size-asian="10pt" style:language-asian="zh" style:country-asian="TW" style:font-size-complex="10pt"/>
    </style:style>
    <style:style style:name="P10" style:family="paragraph" style:parent-style-name="Table_20_Contents">
      <style:text-properties style:font-name="標楷體" fo:font-size="8pt" style:font-name-asian="標楷體" style:font-size-asian="8pt" style:language-asian="zh" style:country-asian="TW" style:font-size-complex="8pt"/>
    </style:style>
    <style:style style:name="P11" style:family="paragraph" style:parent-style-name="Table_20_Contents">
      <style:text-properties style:font-name="標楷體" fo:font-size="8pt" style:font-name-asian="標楷體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標楷體" fo:font-size="8pt" style:font-name-asian="標楷體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標楷體" fo:font-size="8pt" style:font-name-asian="標楷體" style:font-size-asian="8pt" style:font-size-complex="8pt"/>
    </style:style>
    <style:style style:name="P14" style:family="paragraph" style:parent-style-name="Heading_20_2">
      <style:text-properties fo:font-size="18pt" fo:font-style="normal" style:font-name-asian="標楷體" style:font-size-asian="18pt" style:font-style-asian="normal" style:font-size-complex="18pt" style:font-style-complex="normal"/>
    </style:style>
    <style:style style:name="P15" style:family="paragraph" style:parent-style-name="Heading_20_3">
      <style:text-properties fo:font-size="16pt" style:font-name-asian="標楷體" style:font-size-asian="16pt" style:font-size-complex="16pt"/>
    </style:style>
    <style:style style:name="P16" style:family="paragraph" style:parent-style-name="Heading_20_3">
      <style:text-properties style:font-name="標楷體" fo:font-size="16pt" style:font-name-asian="標楷體" style:font-size-asian="16pt" style:font-size-complex="16pt"/>
    </style:style>
    <style:style style:name="P17" style:family="paragraph" style:parent-style-name="Heading_20_1">
      <style:paragraph-properties fo:text-align="center" style:justify-single-word="false"/>
      <style:text-properties fo:font-size="20pt" style:font-name-asian="標楷體" style:font-size-asian="20pt" style:language-asian="zh" style:country-asian="TW" style:font-size-complex="20pt"/>
    </style:style>
    <style:style style:name="P18" style:family="paragraph" style:parent-style-name="Heading_20_1">
      <style:paragraph-properties fo:text-align="center" style:justify-single-word="false"/>
      <style:text-properties fo:font-size="20pt" style:font-name-asian="標楷體" style:font-size-asian="20pt" style:font-size-complex="20pt"/>
    </style:style>
    <style:style style:name="P19" style:family="paragraph" style:parent-style-name="Heading_20_1">
      <style:paragraph-properties fo:text-align="center" style:justify-single-word="false"/>
      <style:text-properties fo:font-size="18pt" style:font-name-asian="標楷體" style:font-size-asian="18pt" style:font-size-complex="18pt"/>
    </style:style>
    <style:style style:name="P2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Heading_20_4">
      <style:text-properties style:font-name="標楷體" fo:font-size="14pt" fo:font-style="normal" style:font-name-asian="標楷體" style:font-size-asian="14pt" style:font-style-asian="normal" style:font-size-complex="14pt" style:font-style-complex="normal"/>
    </style:style>
    <style:style style:name="P2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" style:family="paragraph" style:parent-style-name="Standard">
      <style:text-properties style:font-name-asian="標楷體"/>
    </style:style>
    <style:style style:name="P26" style:family="paragraph" style:parent-style-name="Standard">
      <style:text-properties style:font-name-asian="標楷體" style:language-asian="zh" style:country-asian="TW"/>
    </style:style>
    <style:style style:name="T1" style:family="text">
      <style:text-properties style:language-asian="zh" style:country-asian="TW"/>
    </style:style>
    <style:style style:name="Sect1" style:family="section">
      <style:section-properties style:editable="false">
        <style:columns fo:column-count="1" fo:column-gap="0cm"/>
      </style:section-properties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社會</text:span>系統設計說明</text:p>
      <text:p text:style-name="P4"/>
      <text:table-of-content text:style-name="Sect1" text:protected="true" text:name="內容目錄1">
        <text:table-of-content-source text:outline-level="10">
          <text:index-title-template text:style-name="Contents_20_Heading">內容目錄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內容目錄1_Head">
            <text:p text:style-name="Contents_20_Heading">內容目錄</text:p>
          </text:index-title>
          <text:p text:style-name="P21">第一章　決策系統<text:tab/>2</text:p>
          <text:p text:style-name="P21">第二章　決策條件<text:tab/>3</text:p>
          <text:p text:style-name="P21">第三章　決策行動<text:tab/>4</text:p>
          <text:p text:style-name="P21">第四章　國家<text:tab/>5</text:p>
          <text:p text:style-name="P22">第一節　國家類型<text:tab/>6</text:p>
          <text:p text:style-name="P24">第一段　國家類型列表<text:tab/>6</text:p>
          <text:p text:style-name="P24">第二段　資料庫設計<text:tab/>7</text:p>
          <text:p text:style-name="P24">第三段　AITK<text:tab/>8</text:p>
          <text:p text:style-name="P20">第一目　Python<text:tab/>8</text:p>
          <text:p text:style-name="P20">第二目　Swift<text:tab/>8</text:p>
          <text:p text:style-name="P20">第三目　Web Components<text:tab/>8</text:p>
          <text:p text:style-name="P21">第五章　博奕論決策系統<text:tab/>9</text:p>
        </text:index-body>
      </text:table-of-content>
      <text:p text:style-name="P4"/>
      <text:p text:style-name="P4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7" text:outline-level="1"><text:soft-page-break/>第一章　決策系統</text:h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h text:style-name="P18" text:outline-level="1"><text:soft-page-break/>第二章　決策條件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7" text:outline-level="1"><text:soft-page-break/>第三章　決策行動</text:h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h text:style-name="P17" text:outline-level="1"><text:soft-page-break/>第四章　國家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4" text:outline-level="2"><text:soft-page-break/>第一節　國家類型</text:h>
      <text:p text:style-name="P3"/>
      <text:h text:style-name="P15" text:outline-level="3">第一段　<text:span text:style-name="T1">國家類型列表</text:span></text:h>
      <text:p text:style-name="P3"/>
      <table:table table:name="NationTypeNames" table:style-name="NationTypeNames">
        <table:table-column table:style-name="NationTypeNames.A"/>
        <table:table-column table:style-name="NationTypeNames.B"/>
        <table:table-column table:style-name="NationTypeNames.C"/>
        <table:table-column table:style-name="NationTypeNames.D"/>
        <table:table-column table:style-name="NationTypeNames.E"/>
        <table:table-row>
          <table:table-cell table:style-name="NationTypeNames.A1" office:value-type="string">
            <text:p text:style-name="P9">中文名稱</text:p>
          </table:table-cell>
          <table:table-cell table:style-name="NationTypeNames.A1" office:value-type="string">
            <text:p text:style-name="P9">短編號</text:p>
          </table:table-cell>
          <table:table-cell table:style-name="NationTypeNames.A1" office:value-type="string">
            <text:p text:style-name="P9">長編號</text:p>
          </table:table-cell>
          <table:table-cell table:style-name="NationTypeNames.A1" office:value-type="string">
            <text:p text:style-name="P9">英文名稱</text:p>
          </table:table-cell>
          <table:table-cell table:style-name="NationTypeNames.E1" office:value-type="string">
            <text:p text:style-name="P9">說明</text:p>
          </table:table-cell>
        </table:table-row>
        <table:table-row>
          <table:table-cell table:style-name="NationTypeNames.A2" office:value-type="float" office:value="0">
            <text:p text:style-name="P10">未定國家</text:p>
          </table:table-cell>
          <table:table-cell table:style-name="NationTypeNames.A2" office:value-type="float" office:value="0">
            <text:p text:style-name="P12">0</text:p>
          </table:table-cell>
          <table:table-cell table:style-name="NationTypeNames.A2" office:value-type="float" office:value="7.4000000001E+018">
            <text:p text:style-name="P13">7400000000100000000</text:p>
          </table:table-cell>
          <table:table-cell table:style-name="NationTypeNames.A2" office:value-type="float" office:value="0">
            <text:p text:style-name="P11">Any</text:p>
          </table:table-cell>
          <table:table-cell table:style-name="NationTypeNames.E2" office:value-type="float" office:value="0">
            <text:p text:style-name="P10">尚未指定類型的國家</text:p>
          </table:table-cell>
        </table:table-row>
        <table:table-row>
          <table:table-cell table:style-name="NationTypeNames.A2" office:value-type="float" office:value="0">
            <text:p text:style-name="P10">正式國家</text:p>
          </table:table-cell>
          <table:table-cell table:style-name="NationTypeNames.A2" office:value-type="float" office:value="1">
            <text:p text:style-name="P12">1</text:p>
          </table:table-cell>
          <table:table-cell table:style-name="NationTypeNames.A2" office:value-type="float" office:value="0">
            <text:p text:style-name="P13">7400000000100000001</text:p>
          </table:table-cell>
          <table:table-cell table:style-name="NationTypeNames.A2" office:value-type="float" office:value="0">
            <text:p text:style-name="P11">Country</text:p>
          </table:table-cell>
          <table:table-cell table:style-name="NationTypeNames.E2" office:value-type="float" office:value="0">
            <text:p text:style-name="P10">各種條件均吻合的正式國家</text:p>
          </table:table-cell>
        </table:table-row>
        <table:table-row>
          <table:table-cell table:style-name="NationTypeNames.A2" office:value-type="float" office:value="0">
            <text:p text:style-name="P10">區域</text:p>
          </table:table-cell>
          <table:table-cell table:style-name="NationTypeNames.A2" office:value-type="float" office:value="2">
            <text:p text:style-name="P12">2</text:p>
          </table:table-cell>
          <table:table-cell table:style-name="NationTypeNames.A2" office:value-type="float" office:value="0">
            <text:p text:style-name="P13">7400000000100000002</text:p>
          </table:table-cell>
          <table:table-cell table:style-name="NationTypeNames.A2" office:value-type="float" office:value="0">
            <text:p text:style-name="P11">Region</text:p>
          </table:table-cell>
          <table:table-cell table:style-name="NationTypeNames.E2" office:value-type="float" office:value="0">
            <text:p text:style-name="P10">某國的特定區域或非正式國家區域</text:p>
          </table:table-cell>
        </table:table-row>
        <table:table-row>
          <table:table-cell table:style-name="NationTypeNames.A2" office:value-type="float" office:value="0">
            <text:p text:style-name="P10">爭議國域</text:p>
          </table:table-cell>
          <table:table-cell table:style-name="NationTypeNames.A2" office:value-type="float" office:value="3">
            <text:p text:style-name="P12">3</text:p>
          </table:table-cell>
          <table:table-cell table:style-name="NationTypeNames.A2" office:value-type="float" office:value="0">
            <text:p text:style-name="P13">7400000000100000003</text:p>
          </table:table-cell>
          <table:table-cell table:style-name="NationTypeNames.A2" office:value-type="float" office:value="0">
            <text:p text:style-name="P11">Dispute</text:p>
          </table:table-cell>
          <table:table-cell table:style-name="NationTypeNames.E2" office:value-type="float" office:value="0">
            <text:p text:style-name="P10">爭議國家或區域</text:p>
          </table:table-cell>
        </table:table-row>
        <table:table-row>
          <table:table-cell table:style-name="NationTypeNames.A2" office:value-type="float" office:value="0">
            <text:p text:style-name="P10">精神國域</text:p>
          </table:table-cell>
          <table:table-cell table:style-name="NationTypeNames.A2" office:value-type="float" office:value="4">
            <text:p text:style-name="P12">4</text:p>
          </table:table-cell>
          <table:table-cell table:style-name="NationTypeNames.A2" office:value-type="float" office:value="0">
            <text:p text:style-name="P13">7400000000100000004</text:p>
          </table:table-cell>
          <table:table-cell table:style-name="NationTypeNames.A2" office:value-type="float" office:value="0">
            <text:p text:style-name="P11">Spiritual</text:p>
          </table:table-cell>
          <table:table-cell table:style-name="NationTypeNames.E2" office:value-type="float" office:value="0">
            <text:p text:style-name="P10">無正式國土的國家</text:p>
          </table:table-cell>
        </table:table-row>
        <table:table-row>
          <table:table-cell table:style-name="NationTypeNames.A2" office:value-type="float" office:value="0">
            <text:p text:style-name="P10">過期國家</text:p>
          </table:table-cell>
          <table:table-cell table:style-name="NationTypeNames.A2" office:value-type="float" office:value="5">
            <text:p text:style-name="P12">5</text:p>
          </table:table-cell>
          <table:table-cell table:style-name="NationTypeNames.A2" office:value-type="float" office:value="0">
            <text:p text:style-name="P13">7400000000100000005</text:p>
          </table:table-cell>
          <table:table-cell table:style-name="NationTypeNames.A2" office:value-type="float" office:value="0">
            <text:p text:style-name="P11">Expired</text:p>
          </table:table-cell>
          <table:table-cell table:style-name="NationTypeNames.E2" office:value-type="float" office:value="0">
            <text:p text:style-name="P10">被毀滅的國家</text:p>
          </table:table-cell>
        </table:table-row>
        <table:table-row>
          <table:table-cell table:style-name="NationTypeNames.A2" office:value-type="float" office:value="0">
            <text:p text:style-name="P10">歷史國家</text:p>
          </table:table-cell>
          <table:table-cell table:style-name="NationTypeNames.A2" office:value-type="float" office:value="6">
            <text:p text:style-name="P12">6</text:p>
          </table:table-cell>
          <table:table-cell table:style-name="NationTypeNames.A2" office:value-type="float" office:value="0">
            <text:p text:style-name="P13">7400000000100000006</text:p>
          </table:table-cell>
          <table:table-cell table:style-name="NationTypeNames.A2" office:value-type="float" office:value="0">
            <text:p text:style-name="P11">Historical</text:p>
          </table:table-cell>
          <table:table-cell table:style-name="NationTypeNames.E2" office:value-type="float" office:value="0">
            <text:p text:style-name="P10">歷史紀錄上的國家</text:p>
          </table:table-cell>
        </table:table-row>
        <table:table-row>
          <table:table-cell table:style-name="NationTypeNames.A2" office:value-type="float" office:value="0">
            <text:p text:style-name="P10">小說虛構國家</text:p>
          </table:table-cell>
          <table:table-cell table:style-name="NationTypeNames.A2" office:value-type="float" office:value="7">
            <text:p text:style-name="P12">7</text:p>
          </table:table-cell>
          <table:table-cell table:style-name="NationTypeNames.A2" office:value-type="float" office:value="0">
            <text:p text:style-name="P13">7400000000100000007</text:p>
          </table:table-cell>
          <table:table-cell table:style-name="NationTypeNames.A2" office:value-type="float" office:value="0">
            <text:p text:style-name="P11">Fiction</text:p>
          </table:table-cell>
          <table:table-cell table:style-name="NationTypeNames.E2" office:value-type="float" office:value="0">
            <text:p text:style-name="P10">小說中虛構出的國家</text:p>
          </table:table-cell>
        </table:table-row>
        <table:table-row>
          <table:table-cell table:style-name="NationTypeNames.A2" office:value-type="float" office:value="0">
            <text:p text:style-name="P10">虛擬國家</text:p>
          </table:table-cell>
          <table:table-cell table:style-name="NationTypeNames.A2" office:value-type="float" office:value="8">
            <text:p text:style-name="P12">8</text:p>
          </table:table-cell>
          <table:table-cell table:style-name="NationTypeNames.A2" office:value-type="float" office:value="0">
            <text:p text:style-name="P13">7400000000100000008</text:p>
          </table:table-cell>
          <table:table-cell table:style-name="NationTypeNames.A2" office:value-type="float" office:value="0">
            <text:p text:style-name="P11">Virtual</text:p>
          </table:table-cell>
          <table:table-cell table:style-name="NationTypeNames.E2" office:value-type="float" office:value="0">
            <text:p text:style-name="P10">非小說虛擬類型國家，城市傳說或網路文化所創造，如天龍國</text:p>
          </table:table-cell>
        </table:table-row>
        <table:table-row>
          <table:table-cell table:style-name="NationTypeNames.A2" office:value-type="float" office:value="0">
            <text:p text:style-name="P10">其他種類國家</text:p>
          </table:table-cell>
          <table:table-cell table:style-name="NationTypeNames.A2" office:value-type="float" office:value="9">
            <text:p text:style-name="P12">9</text:p>
          </table:table-cell>
          <table:table-cell table:style-name="NationTypeNames.A2" office:value-type="float" office:value="0">
            <text:p text:style-name="P13">7400000000100000009</text:p>
          </table:table-cell>
          <table:table-cell table:style-name="NationTypeNames.A2" office:value-type="float" office:value="0">
            <text:p text:style-name="P11">Others</text:p>
          </table:table-cell>
          <table:table-cell table:style-name="NationTypeNames.E2" office:value-type="float" office:value="0">
            <text:p text:style-name="P10">非以上類型的國家</text:p>
          </table:table-cell>
        </table:table-row>
      </table:table>
      <text:p text:style-name="P3"/>
      <text:p text:style-name="P3">目前國家類型多國語言翻譯資料庫位於「`appellations`.`names_commons_0016`」。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5" text:outline-level="3"><text:soft-page-break/>第<text:span text:style-name="T1">二</text:span>段　資料庫設計</text:h>
      <text:p text:style-name="P3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8">名稱</text:p>
          </table:table-cell>
          <table:table-cell table:style-name="表格1.A1" office:value-type="string">
            <text:p text:style-name="P8">欄位</text:p>
          </table:table-cell>
          <table:table-cell table:style-name="表格1.A1" office:value-type="string">
            <text:p text:style-name="P8">資料型態</text:p>
          </table:table-cell>
          <table:table-cell table:style-name="表格1.D1" office:value-type="string">
            <text:p text:style-name="P8">說明</text:p>
          </table:table-cell>
        </table:table-row>
        <table:table-row>
          <table:table-cell table:style-name="表格1.A2" office:value-type="string">
            <text:p text:style-name="P10">國家類型短編號</text:p>
          </table:table-cell>
          <table:table-cell table:style-name="表格1.A2" office:value-type="string">
            <text:p text:style-name="P11">id</text:p>
          </table:table-cell>
          <table:table-cell table:style-name="表格1.A2" office:value-type="string">
            <text:p text:style-name="P11">bigint</text:p>
          </table:table-cell>
          <table:table-cell table:style-name="表格1.D2" office:value-type="string">
            <text:p text:style-name="P10">資料庫主鍵</text:p>
          </table:table-cell>
        </table:table-row>
        <table:table-row>
          <table:table-cell table:style-name="表格1.A2" office:value-type="string">
            <text:p text:style-name="P10">國家類型長編號</text:p>
          </table:table-cell>
          <table:table-cell table:style-name="表格1.A2" office:value-type="string">
            <text:p text:style-name="P11">uuid</text:p>
          </table:table-cell>
          <table:table-cell table:style-name="表格1.A2" office:value-type="string">
            <text:p text:style-name="P11">bigint</text:p>
          </table:table-cell>
          <table:table-cell table:style-name="表格1.D2" office:value-type="string">
            <text:p text:style-name="P10">國家類型長編號</text:p>
          </table:table-cell>
        </table:table-row>
        <table:table-row>
          <table:table-cell table:style-name="表格1.A2" office:value-type="string">
            <text:p text:style-name="P10">國家類型名稱</text:p>
          </table:table-cell>
          <table:table-cell table:style-name="表格1.A2" office:value-type="string">
            <text:p text:style-name="P11">name</text:p>
          </table:table-cell>
          <table:table-cell table:style-name="表格1.A2" office:value-type="string">
            <text:p text:style-name="P11">tinyblob</text:p>
          </table:table-cell>
          <table:table-cell table:style-name="表格1.D2" office:value-type="string">
            <text:p text:style-name="P10">國家類型代表名稱</text:p>
          </table:table-cell>
        </table:table-row>
        <table:table-row>
          <table:table-cell table:style-name="表格1.A2" office:value-type="string">
            <text:p text:style-name="P10">國家類型註解</text:p>
          </table:table-cell>
          <table:table-cell table:style-name="表格1.A2" office:value-type="string">
            <text:p text:style-name="P11">comment</text:p>
          </table:table-cell>
          <table:table-cell table:style-name="表格1.A2" office:value-type="string">
            <text:p text:style-name="P11">blob</text:p>
          </table:table-cell>
          <table:table-cell table:style-name="表格1.D2" office:value-type="string">
            <text:p text:style-name="P10">國家類型註解</text:p>
          </table:table-cell>
        </table:table-row>
        <table:table-row>
          <table:table-cell table:style-name="表格1.A2" office:value-type="string">
            <text:p text:style-name="P10">國家類型維基名稱</text:p>
          </table:table-cell>
          <table:table-cell table:style-name="表格1.A2" office:value-type="string">
            <text:p text:style-name="P11">wiki</text:p>
          </table:table-cell>
          <table:table-cell table:style-name="表格1.A2" office:value-type="string">
            <text:p text:style-name="P11">blob</text:p>
          </table:table-cell>
          <table:table-cell table:style-name="表格1.D2" office:value-type="string">
            <text:p text:style-name="P10">國家類型維基專用名稱</text:p>
          </table:table-cell>
        </table:table-row>
        <table:table-row>
          <table:table-cell table:style-name="表格1.A2" office:value-type="string">
            <text:p text:style-name="P6">數據變更時間</text:p>
          </table:table-cell>
          <table:table-cell table:style-name="表格1.A2" office:value-type="string">
            <text:p text:style-name="P11">ltime</text:p>
          </table:table-cell>
          <table:table-cell table:style-name="表格1.A2" office:value-type="string">
            <text:p text:style-name="P11">timestamp</text:p>
          </table:table-cell>
          <table:table-cell table:style-name="表格1.D2" office:value-type="string">
            <text:p text:style-name="P11">UNIX<text:span text:style-name="T1">時間戳，最後一次數據變更的時間</text:span></text:p>
          </table:table-cell>
        </table:table-row>
      </table:table>
      <text:p text:style-name="P3"/>
      <text:p text:style-name="P4">資料庫語法如下：</text:p>
      <text:p text:style-name="P3"/>
      <text:section text:style-name="Sect1" text:name="NationTypesCreateTable">
        <text:p text:style-name="P5">create table `nationtypes` (</text:p>
        <text:p text:style-name="P5"><text:s text:c="2"/>`id` integer not null primary key,</text:p>
        <text:p text:style-name="P5"><text:s text:c="2"/>`uuid` bigint not null,</text:p>
        <text:p text:style-name="P5"><text:s text:c="2"/>`name` tinyblob default '',</text:p>
        <text:p text:style-name="P5"><text:s text:c="2"/>`comment` blob default '',</text:p>
        <text:p text:style-name="P5"><text:s text:c="2"/>`wiki` blob default '',</text:p>
        <text:p text:style-name="P5"><text:s text:c="2"/>`ltime` timestamp not null default current_timestamp() on update current_timestamp(),</text:p>
        <text:p text:style-name="P5"><text:s text:c="2"/>UNIQUE KEY `uuid` (`uuid`),</text:p>
        <text:p text:style-name="P5"><text:s text:c="2"/>KEY `name` (`name`(255)),</text:p>
        <text:p text:style-name="P5"><text:s text:c="2"/>KEY `comment` (`comment`(512)),</text:p>
        <text:p text:style-name="P5"><text:s text:c="2"/>KEY `wiki` (`wiki`(128)),</text:p>
        <text:p text:style-name="P5"><text:s text:c="2"/>KEY `ltime` (`ltime`)</text:p>
        <text:p text:style-name="P5">) ENGINE=Aria default CHARSET=utf8mb4 ;</text:p>
      </text:section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6" text:outline-level="3"><text:soft-page-break/>第<text:span text:style-name="T1">三</text:span>段　<text:span text:style-name="T1">AITK</text:span></text:h>
      <text:p text:style-name="P3"/>
      <text:p text:style-name="P3"/>
      <text:p text:style-name="P3"/>
      <text:h text:style-name="P23" text:outline-level="4">第一目　Python</text:h>
      <text:p text:style-name="P3"/>
      <text:p text:style-name="P3"/>
      <text:p text:style-name="P4">AITK Python Qt版本目前使用的國家類型列表編輯介面為「NationTypeListings」。</text:p>
      <text:p text:style-name="P3"/>
      <text:p text:style-name="P3"/>
      <text:p text:style-name="P3"/>
      <text:h text:style-name="P23" text:outline-level="4">第二目　Swift</text:h>
      <text:p text:style-name="P3"/>
      <text:p text:style-name="P3"/>
      <text:p text:style-name="P3"/>
      <text:p text:style-name="P3"/>
      <text:h text:style-name="P23" text:outline-level="4">第三目　Web Components</text:h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9" text:outline-level="1"><text:soft-page-break/>第五章　博奕論決策系統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name-asian="標楷體1" style:font-size-asian="16pt" style:font-weight-asian="bold" style:font-size-complex="16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-asian="標楷體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-asian="標楷體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-asian="標楷體2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-asian="標楷體2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本相宇航工業</text:p>
      </style:header>
      <style:footer>
        <text:p text:style-name="MP2">第<text:page-number text:select-page="current">10</text:page-number>/<text:page-count>10</text:page-count>頁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峰澐 林</meta:initial-creator>
    <meta:creation-date>2022-03-14T15:49:37.42</meta:creation-date>
    <dc:date>2024-09-22T22:41:00.26</dc:date>
    <dc:creator>峰澐 林</dc:creator>
    <meta:editing-duration>PT8H14M35S</meta:editing-duration>
    <meta:editing-cycles>390</meta:editing-cycles>
    <meta:generator>OpenOffice/4.1.12$Win32 OpenOffice.org_project/4112m1$Build-9809</meta:generator>
    <meta:document-statistic meta:table-count="2" meta:image-count="0" meta:object-count="0" meta:page-count="10" meta:paragraph-count="129" meta:word-count="682" meta:character-count="1507"/>
  </office:meta>
</office:document-meta>
</file>